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C84036120A520E731C.jpg" manifest:media-type="image/jpeg"/>
  <manifest:file-entry manifest:full-path="Pictures/1000000000000020000000204B249CA79A42C6D7.png" manifest:media-type="image/png"/>
  <manifest:file-entry manifest:full-path="Pictures/1000000000000057000000574BCC455B893CACB7.jpg" manifest:media-type="image/jpeg"/>
  <manifest:file-entry manifest:full-path="Pictures/10000000000000500000005057C69FCCCFE0BE7E.jpg" manifest:media-type="image/jpeg"/>
  <manifest:file-entry manifest:full-path="Pictures/10000000000000500000005046AD6EE525C1509D.jpg" manifest:media-type="image/jpeg"/>
  <manifest:file-entry manifest:full-path="Pictures/10000000000003E8000003E8A60F10BD56E7963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9.8cm" fo:min-width="13.9cm"/>
    </style:style>
    <style:style style:name="gr3" style:family="graphic" style:parent-style-name="standard">
      <style:graphic-properties draw:fill-color="#579d1c" draw:textarea-horizontal-align="justify" draw:textarea-vertical-align="middle" draw:auto-grow-height="false" fo:min-height="0.75cm" fo:min-width="0.7cm"/>
    </style:style>
    <style:style style:name="gr4" style:family="graphic" style:parent-style-name="standard">
      <style:graphic-properties draw:stroke="dash" draw:stroke-dash="Dashed_20__28_var_29_" draw:fill-color="#ffd320" draw:textarea-horizontal-align="justify" draw:textarea-vertical-align="middle" draw:auto-grow-height="false" fo:min-height="1.05cm" fo:min-width="1.4cm"/>
    </style:style>
    <style:style style:name="gr5" style:family="graphic" style:parent-style-name="objectwithoutfill">
      <style:graphic-properties draw:stroke="solid" draw:stroke-dash="Dashed_20__28_var_29_" svg:stroke-color="#ffff00" draw:marker-start="Arrow" draw:marker-end="" draw:fill="none" draw:textarea-vertical-align="middle"/>
    </style:style>
    <style:style style:name="gr6" style:family="graphic" style:parent-style-name="standard">
      <style:graphic-properties draw:stroke="dash" draw:stroke-dash="Dashed_20__28_var_29_" draw:fill-color="#ff3333" draw:textarea-horizontal-align="justify" draw:textarea-vertical-align="middle" draw:auto-grow-height="false" fo:min-height="0.95cm" fo:min-width="1.8cm"/>
    </style:style>
    <style:style style:name="gr7" style:family="graphic" style:parent-style-name="objectwithoutfill">
      <style:graphic-properties draw:stroke="solid" draw:stroke-dash="Dashed_20__28_var_29_" svg:stroke-width="0.1cm" svg:stroke-color="#9966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draw:stroke-dash="Dashed_20__28_var_29_" svg:stroke-width="0.1cm" svg:stroke-color="#996600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Dashed_20__28_var_29_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Dashed_20__28_var_29_" svg:stroke-color="#009900" draw:marker-start="Arrow" draw:marker-end="" draw:fill="none" draw:textarea-vertical-align="middle"/>
    </style:style>
    <style:style style:name="gr11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2.25cm" fo:min-width="0.9cm"/>
    </style:style>
    <style:style style:name="gr12" style:family="graphic" style:parent-style-name="objectwithoutfill">
      <style:graphic-properties draw:stroke="dash" draw:stroke-dash="Line_20_Style_20_9" svg:stroke-width="0.1cm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Line_20_Style_20_9" svg:stroke-color="#ffff00" draw:marker-start="" draw:marker-end="" draw:fill="none" draw:textarea-vertical-align="middle"/>
    </style:style>
    <style:style style:name="gr14" style:family="graphic" style:parent-style-name="objectwithoutfill">
      <style:graphic-properties draw:stroke="solid" draw:stroke-dash="Line_20_Style_20_9" svg:stroke-color="#ffff00" draw:marker-start="" draw:marker-end="Arrow" draw:fill="none" draw:textarea-vertical-align="middle"/>
    </style:style>
    <style:style style:name="gr15" style:family="graphic" style:parent-style-name="objectwithoutfill">
      <style:graphic-properties draw:stroke="solid" draw:stroke-dash="Line_20_Style_20_9" svg:stroke-color="#00ffff" draw:marker-start="" draw:marker-end="Arrow" draw:fill="none" draw:textarea-vertical-align="middle"/>
    </style:style>
    <style:style style:name="gr16" style:family="graphic" style:parent-style-name="objectwithoutfill">
      <style:graphic-properties draw:stroke="solid" draw:stroke-dash="Line_20_Style_20_9" svg:stroke-width="0.1cm" svg:stroke-color="#9966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Line_20_Style_20_9" svg:stroke-width="0.1cm" svg:stroke-color="#cc00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stroke-dash="Line_20_Style_20_9" svg:stroke-width="0cm" svg:stroke-color="#000000" draw:marker-start="" draw:marker-end="" draw:fill="none" draw:fill-color="#ffffff" fo:min-height="0.637cm"/>
    </style:style>
    <style:style style:name="gr20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2.397cm" fo:min-width="0.8cm"/>
    </style:style>
    <style:style style:name="gr21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3.35cm" fo:min-width="0.4cm"/>
    </style:style>
    <style:style style:name="gr22" style:family="graphic" style:parent-style-name="standard">
      <style:graphic-properties draw:stroke="solid" draw:stroke-dash="Line_20_Style_20_9" svg:stroke-width="0cm" draw:marker-start="" draw:marker-end="" draw:fill-color="#2c001e" draw:textarea-horizontal-align="justify" draw:textarea-vertical-align="middle" draw:auto-grow-height="false" fo:min-height="0.95cm" fo:min-width="9.4cm"/>
    </style:style>
    <style:style style:name="gr23" style:family="graphic" style:parent-style-name="standard">
      <style:graphic-properties draw:stroke="dash" draw:stroke-dash="Dashed_20__28_var_29_" draw:fill-color="#dd4814" draw:textarea-horizontal-align="justify" draw:textarea-vertical-align="middle" draw:auto-grow-height="false" fo:min-height="0.95cm" fo:min-width="1.1cm"/>
    </style:style>
    <style:style style:name="gr24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7cm"/>
    </style:style>
    <style:style style:name="gr25" style:family="graphic" style:parent-style-name="standard">
      <style:graphic-properties draw:stroke="solid" draw:stroke-dash="Dashed_20__28_var_29_" draw:marker-start="Arrow" draw:marker-end="" draw:fill-color="#ffffff" draw:textarea-horizontal-align="justify" draw:textarea-vertical-align="middle" draw:auto-grow-height="false" fo:min-height="2.25cm" fo:min-width="0.9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draw:marker-start="Arrowheads_20_1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55cm" fo:min-width="0.7cm"/>
    </style:style>
    <style:style style:name="gr30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0.7cm"/>
    </style:style>
    <style:style style:name="gr31" style:family="graphic" style:parent-style-name="standard">
      <style:graphic-properties draw:stroke="solid" draw:stroke-dash="Dashed_20__28_var_29_" draw:marker-start="Arrow" draw:marker-end="" draw:fill-color="#ff6600" draw:textarea-horizontal-align="justify" draw:textarea-vertical-align="middle" draw:auto-grow-height="false" fo:min-height="4.054cm" fo:min-width="0.706cm"/>
    </style:style>
    <style:style style:name="gr32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1.7cm"/>
    </style:style>
    <style:style style:name="gr33" style:family="graphic" style:parent-style-name="standard">
      <style:graphic-properties draw:stroke="dash" draw:stroke-dash="Dashed_20__28_var_29_" draw:fill-color="#e6e6ff" draw:textarea-horizontal-align="justify" draw:textarea-vertical-align="middle" draw:auto-grow-height="false" fo:min-height="0.95cm" fo:min-width="2.5cm"/>
    </style:style>
    <style:style style:name="gr34" style:family="graphic" style:parent-style-name="objectwithoutfill">
      <style:graphic-properties svg:stroke-width="0.1cm" svg:stroke-color="#996600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fo:min-height="1.423cm"/>
    </style:style>
    <style:style style:name="gr37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marker-start="" draw:marker-end="" draw:fill-color="#77216f" draw:textarea-horizontal-align="justify" draw:textarea-vertical-align="middle" draw:auto-grow-height="false" fo:min-height="1.376cm" fo:min-width="15.726cm"/>
    </style:style>
    <style:style style:name="gr39" style:family="graphic" style:parent-style-name="objectwithoutfill">
      <style:graphic-properties svg:stroke-width="0.3cm" svg:stroke-color="#cc0000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40" style:family="graphic" style:parent-style-name="objectwithoutfill">
      <style:graphic-properties svg:stroke-width="0.3cm" svg:stroke-color="#666666" draw:marker-start="" draw:marker-start-width="0.35cm" draw:marker-end="" draw:marker-end-width="0.35cm" draw:fill="none" draw:textarea-vertical-align="middle" fo:padding-top="0.275cm" fo:padding-bottom="0.275cm" fo:padding-left="0.4cm" fo:padding-right="0.4cm"/>
    </style:style>
    <style:style style:name="gr41" style:family="graphic" style:parent-style-name="objectwithoutfill">
      <style:graphic-properties svg:stroke-width="0.1cm" svg:stroke-color="#ff3333" draw:marker-start="" draw:marker-end="Arrowheads_20_1" draw:fill="none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draw:stroke="solid" draw:stroke-dash="Dashed_20__28_var_29_" svg:stroke-color="#ff6600" draw:marker-start="Arrow" draw:marker-end="" draw:fill="none" draw:textarea-vertical-align="middle"/>
    </style:style>
    <style:style style:name="gr43" style:family="graphic" style:parent-style-name="objectwithoutfill">
      <style:graphic-properties draw:stroke="solid" draw:stroke-dash="Line_20_Style_20_9" svg:stroke-width="0cm" svg:stroke-color="#009900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4" style:family="graphic" style:parent-style-name="objectwithoutfill">
      <style:graphic-properties draw:stroke="solid" draw:stroke-dash="Line_20_Style_20_9" svg:stroke-color="#009900" draw:marker-start="" draw:marker-end="" draw:fill="none" draw:textarea-vertical-align="middle"/>
    </style:style>
    <style:style style:name="gr4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color="#00ffff" draw:fill="none" draw:textarea-vertical-align="middle"/>
    </style:style>
    <style:style style:name="gr47" style:family="graphic" style:parent-style-name="objectwithoutfill">
      <style:graphic-properties draw:stroke="solid" draw:stroke-dash="Line_20_Style_20_9" svg:stroke-width="0cm" svg:stroke-color="#00ff66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8" style:family="graphic" style:parent-style-name="objectwithoutfill">
      <style:graphic-properties svg:stroke-color="#00ff66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2.134cm"/>
    </style:style>
    <style:style style:name="gr50" style:family="graphic" style:parent-style-name="standard">
      <style:graphic-properties draw:fill-color="#000000" draw:textarea-horizontal-align="justify" draw:textarea-vertical-align="middle" draw:auto-grow-height="false" fo:min-height="1.15cm" fo:min-width="1.8cm"/>
    </style:style>
    <style:style style:name="gr51" style:family="graphic" style:parent-style-name="standard">
      <style:graphic-properties draw:stroke="solid" draw:stroke-dash="Line_20_Style_20_9" svg:stroke-width="0cm" draw:marker-start="" draw:marker-end="" draw:fill-color="#006600" draw:textarea-horizontal-align="justify" draw:textarea-vertical-align="middle" draw:auto-grow-height="false" fo:min-height="0.95cm" fo:min-width="0.8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579d1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d320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2c001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dd4814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77216f"/>
      <style:paragraph-properties fo:text-align="center"/>
    </style:style>
    <style:style style:name="P18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cm" svg:height="10.05cm" svg:x="15.9cm" svg:y="5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cm" svg:height="10.05cm" svg:x="1.1cm" svg:y="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6.6cm">
          <text:p text:style-name="P2"><text:span text:style-name="T1">Led</text:span></text:p>
          <text:p text:style-name="P2"><text:span text:style-name="T1">+3.3V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0.5cm">
          <text:p text:style-name="P2"><text:span text:style-name="T1">Led</text:span></text:p>
          <text:p text:style-name="P2"><text:span text:style-name="T1">+5V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2cm">
          <text:p text:style-name="P2"><text:span text:style-name="T1">Led</text:span></text:p>
          <text:p text:style-name="P2"><text:span text:style-name="T1">+12V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13.3cm">
          <text:p text:style-name="P2"><text:span text:style-name="T1">Led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cm" svg:height="1.3cm" svg:x="2.9cm" svg:y="6.3cm">
          <text:p text:style-name="P2"><text:span text:style-name="T1">Regulation </text:span></text:p>
          <text:p text:style-name="P2"><text:span text:style-name="T1">3V3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5cm" svg:y1="7.1cm" svg:x2="2.9cm" svg:y2="7.1cm">
          <text:p/>
        </draw:line>
        <draw:custom-shape draw:style-name="gr4" draw:text-style-name="P4" draw:layer="layout" svg:width="1.9cm" svg:height="1.3cm" svg:x="2.9cm" svg:y="6.3cm">
          <text:p text:style-name="P2"><text:span text:style-name="T1">Régulation </text:span></text:p>
          <text:p text:style-name="P2"><text:span text:style-name="T1">3.3VD/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cm" svg:height="1.3cm" svg:x="2.9cm" svg:y="11.9cm">
          <text:p text:style-name="P2"><text:span text:style-name="T1">Régulation </text:span></text:p>
          <text:p text:style-name="P2"><text:span text:style-name="T1">+12VA2,5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3cm" svg:height="1.2cm" svg:x="5.1cm" svg:y="4.9cm">
          <text:p text:style-name="P2"><text:span text:style-name="T1">ARRET</text:span></text:p>
          <text:p text:style-name="P2"><text:span text:style-name="T1">URGENCE</text:span></text:p>
          <text:p text:style-name="P2"><text:span text:style-name="T1">MECANIQU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7cm" svg:y1="11cm" svg:x2="8.7cm" svg:y2="6.1cm">
          <text:p/>
        </draw:line>
        <draw:line draw:style-name="gr8" draw:text-style-name="P7" draw:layer="layout" svg:x1="2.5cm" svg:y1="13.8cm" svg:x2="7.3cm" svg:y2="13.8cm">
          <text:p text:style-name="P2"><text:span text:style-name="T2"><text:s text:c="9"/></text:span><text:span text:style-name="T2">+BATT</text:span></text:p>
          <text:p text:style-name="P2"><text:span text:style-name="T2"/></text:p>
          <text:p text:style-name="P2"><text:span text:style-name="T2"/></text:p>
        </draw:line>
        <draw:line draw:style-name="gr9" draw:text-style-name="P5" draw:layer="layout" svg:x1="4.8cm" svg:y1="12.7cm" svg:x2="7.3cm" svg:y2="12.7cm">
          <text:p/>
        </draw:line>
        <draw:line draw:style-name="gr10" draw:text-style-name="P5" draw:layer="layout" svg:x1="2.501cm" svg:y1="12.5cm" svg:x2="2.901cm" svg:y2="12.5cm">
          <text:p/>
        </draw:line>
        <draw:custom-shape draw:style-name="gr11" draw:text-style-name="P8" draw:layer="layout" svg:width="1.4cm" svg:height="2.5cm" svg:x="10.2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5.7cm" svg:y1="4.4cm" svg:x2="15.7cm" svg:y2="16.3cm">
          <text:p/>
        </draw:line>
        <draw:line draw:style-name="gr13" draw:text-style-name="P5" draw:layer="layout" svg:x1="4.8cm" svg:y1="6.7cm" svg:x2="5.7cm" svg:y2="6.7cm">
          <text:p/>
        </draw:line>
        <draw:line draw:style-name="gr13" draw:text-style-name="P5" draw:layer="layout" svg:x1="5.7cm" svg:y1="6.7cm" svg:x2="5.7cm" svg:y2="9.1cm">
          <text:p/>
        </draw:line>
        <draw:line draw:style-name="gr14" draw:text-style-name="P9" draw:layer="layout" svg:x1="5.7cm" svg:y1="9.1cm" svg:x2="10.2cm" svg:y2="9.1cm">
          <text:p text:style-name="P2"><text:span text:style-name="T3"><text:s text:c="36"/></text:span><text:span text:style-name="T3">+3.3VD</text:span></text:p>
          <text:p text:style-name="P2"><text:span text:style-name="T3"/></text:p>
        </draw:line>
        <draw:line draw:style-name="gr15" draw:text-style-name="P9" draw:layer="layout" svg:x1="5.2cm" svg:y1="9.5cm" svg:x2="10.2cm" svg:y2="9.5cm">
          <text:p text:style-name="P2"><text:span text:style-name="T3"><text:s text:c="39"/></text:span><text:span text:style-name="T3">+5VD</text:span></text:p>
          <text:p text:style-name="P2"><text:span text:style-name="T3"/></text:p>
        </draw:line>
        <draw:line draw:style-name="gr16" draw:text-style-name="P5" draw:layer="layout" svg:x1="10.2cm" svg:y1="11cm" svg:x2="7.3cm" svg:y2="11cm">
          <text:p/>
        </draw:line>
        <draw:line draw:style-name="gr17" draw:text-style-name="P5" draw:layer="layout" svg:x1="11.6cm" svg:y1="10.2cm" svg:x2="12.1cm" svg:y2="10.2cm">
          <text:p/>
        </draw:line>
        <draw:line draw:style-name="gr18" draw:text-style-name="P5" draw:layer="layout" svg:x1="10.9cm" svg:y1="8.8cm" svg:x2="10.9cm" svg:y2="8.3cm">
          <text:p/>
        </draw:line>
        <draw:line draw:style-name="gr18" draw:text-style-name="P5" draw:layer="layout" svg:x1="10.9cm" svg:y1="11.3cm" svg:x2="10.9cm" svg:y2="11.8cm">
          <text:p/>
        </draw:line>
        <draw:line draw:style-name="gr18" draw:text-style-name="P5" draw:layer="layout" svg:x1="12.8cm" svg:y1="8.801cm" svg:x2="12.8cm" svg:y2="8.301cm">
          <text:p/>
        </draw:line>
        <draw:frame draw:style-name="gr19" draw:text-style-name="P10" draw:layer="layout" svg:width="1.6cm" svg:height="0.887cm" svg:x="7.3cm" svg:y="10.513cm">
          <draw:text-box>
            <text:p><text:span text:style-name="T3"><text:s/></text:span><text:span text:style-name="T3">+BATT</text:span></text:p>
          </draw:text-box>
        </draw:frame>
        <draw:custom-shape draw:style-name="gr20" draw:text-style-name="P11" draw:layer="layout" svg:width="1.3cm" svg:height="2.647cm" draw:transform="rotate (1.5707963267949) translate (4.9cm 16cm)">
          <text:p text:style-name="P2"><text:span text:style-name="T1">GND</text:span></text:p>
          <text:p text:style-name="P2"><text:span text:style-name="T1">M1A</text:span></text:p>
          <text:p text:style-name="P2"><text:span text:style-name="T1">M2B</text:span></text:p>
          <text:p text:style-name="P2"><text:span text:style-name="T1">M2A</text:span></text:p>
          <text:p text:style-name="P2"><text:span text:style-name="T1">M2B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9cm" svg:height="3.6cm" svg:x="27.1cm" svg:y="9.8cm">
          <text:p text:style-name="P2"><text:span text:style-name="T1">C1A</text:span></text:p>
          <text:p text:style-name="P2"><text:span text:style-name="T1">C1B</text:span></text:p>
          <text:p text:style-name="P2"><text:span text:style-name="T1">C1Z</text:span></text:p>
          <text:p text:style-name="P2"><text:span text:style-name="T1">C2A</text:span></text:p>
          <text:p text:style-name="P2"><text:span text:style-name="T1">C2B</text:span></text:p>
          <text:p text:style-name="P2"><text:span text:style-name="T1">C2Z</text:span></text:p>
          <text:p text:style-name="P2"><text:span text:style-name="T1">GND</text:span></text:p>
          <text:p text:style-name="P2"><text:span text:style-name="T1">+12V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9.9cm" svg:height="1.2cm" svg:x="16.1cm" svg:y="14.6cm">
          <text:p text:style-name="P2"><text:span text:style-name="T1">HE10-40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.6cm" svg:height="1.2cm" svg:x="7.9cm" svg:y="4.9cm">
          <text:p text:style-name="P2"><text:span text:style-name="T1">INTER</text:span></text:p>
          <text:p text:style-name="P2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3.2cm" svg:height="1.2cm" svg:x="1.3cm" svg:y="4.6cm">
          <text:p text:style-name="P2"><text:span text:style-name="T4">BATT POWER</text:span></text:p>
          <text:p text:style-name="P2"><text:span text:style-name="T4"><text:s/></text:span><text:span text:style-name="T4">+16V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4cm" svg:height="2.5cm" svg:x="10.2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.4cm" svg:height="2.5cm" svg:x="12.1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.4cm" svg:height="2.5cm" svg:x="13.9cm" svg:y="8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.4cm" svg:height="2.5cm" svg:x="12.1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.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6cm" svg:y1="13.5cm" svg:x2="16.6cm" svg:y2="12.6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7.887cm" svg:y1="14.6cm" svg:x2="18cm" svg:y2="6.2cm">
          <text:p text:style-name="P2"><text:span text:style-name="T2">UART</text:span></text:p>
          <text:p text:style-name="P2"><text:span text:style-name="T2"/></text:p>
        </draw:line>
        <draw:line draw:style-name="gr26" draw:text-style-name="P7" draw:layer="layout" svg:x1="19.6cm" svg:y1="14.7cm" svg:x2="19.7cm" svg:y2="6.2cm">
          <text:p text:style-name="P2"><text:span text:style-name="T2">IRQ[0..2]</text:span></text:p>
          <text:p text:style-name="P2"><text:span text:style-name="T2"/></text:p>
        </draw:line>
        <draw:line draw:style-name="gr26" draw:text-style-name="P7" draw:layer="layout" svg:x1="20.6cm" svg:y1="14.6cm" svg:x2="20.6cm" svg:y2="6.9cm">
          <text:p text:style-name="P2"><text:span text:style-name="T2">IO[0..5]</text:span></text:p>
          <text:p text:style-name="P2"><text:span text:style-name="T2"/></text:p>
        </draw:line>
        <draw:line draw:style-name="gr26" draw:text-style-name="P7" draw:layer="layout" svg:x1="21.4cm" svg:y1="14.6cm" svg:x2="21.4cm" svg:y2="9.4cm">
          <text:p text:style-name="P2"><text:span text:style-name="T2">Serv[1..6]</text:span></text:p>
          <text:p text:style-name="P2"><text:span text:style-name="T2"/></text:p>
        </draw:line>
        <draw:line draw:style-name="gr27" draw:text-style-name="P7" draw:layer="layout" svg:x1="22.6cm" svg:y1="14.6cm" svg:x2="22.6cm" svg:y2="12.6cm">
          <text:p text:style-name="P2"><text:span text:style-name="T2">Codeur1 (A.B.Z)</text:span></text:p>
          <text:p text:style-name="P2"><text:span text:style-name="T2"/></text:p>
        </draw:line>
        <draw:line draw:style-name="gr27" draw:text-style-name="P7" draw:layer="layout" svg:x1="24.084cm" svg:y1="14.6cm" svg:x2="24.1cm" svg:y2="12.6cm">
          <text:p text:style-name="P2"><text:span text:style-name="T2">Codeur2 (A.B.Z)</text:span></text:p>
          <text:p text:style-name="P2"><text:span text:style-name="T2"/></text:p>
        </draw:line>
        <draw:line draw:style-name="gr28" draw:text-style-name="P5" draw:layer="layout" svg:x1="27.1cm" svg:y1="12.6cm" svg:x2="24.1cm" svg:y2="12.6cm">
          <text:p/>
        </draw:line>
        <draw:line draw:style-name="gr28" draw:text-style-name="P5" draw:layer="layout" svg:x1="27.1cm" svg:y1="10.8cm" svg:x2="22.6cm" svg:y2="10.8cm">
          <text:p/>
        </draw:line>
        <draw:line draw:style-name="gr28" draw:text-style-name="P5" draw:layer="layout" svg:x1="22.6cm" svg:y1="12.6cm" svg:x2="22.6cm" svg:y2="10.8cm">
          <text:p/>
        </draw:line>
        <draw:custom-shape draw:style-name="gr29" draw:text-style-name="P14" draw:layer="layout" svg:width="1.2cm" svg:height="0.8cm" svg:x="16cm" svg:y="11.1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587cm" svg:y1="11.1cm" svg:x2="16.6cm" svg:y2="10.5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6.587cm" svg:y1="8.2cm" svg:x2="16.6cm" svg:y2="7.6cm">
          <text:p text:style-name="P2"><text:span text:style-name="T2">I2C</text:span></text:p>
          <text:p text:style-name="P2"><text:span text:style-name="T2"/></text:p>
        </draw:line>
        <draw:line draw:style-name="gr26" draw:text-style-name="P7" draw:layer="layout" svg:x1="16.6cm" svg:y1="9.7cm" svg:x2="16.6cm" svg:y2="9cm">
          <text:p text:style-name="P2"><text:span text:style-name="T2">I2C</text:span></text:p>
          <text:p text:style-name="P2"><text:span text:style-name="T2"/></text:p>
        </draw:line>
        <draw:custom-shape draw:style-name="gr30" draw:text-style-name="P14" draw:layer="layout" svg:width="1.2cm" svg:height="1.2cm" svg:x="16cm" svg:y="5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9.7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8.2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.2cm" svg:height="0.8cm" svg:x="16cm" svg:y="6.8cm">
          <text:p text:style-name="P2"><text:span text:style-name="T4">I2C</text:span>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6.575cm" svg:y1="6.8cm" svg:x2="16.588cm" svg:y2="6.2cm">
          <text:p text:style-name="P2"><text:span text:style-name="T2">I2C</text:span></text:p>
          <text:p text:style-name="P2"><text:span text:style-name="T2"/></text:p>
        </draw:line>
        <draw:line draw:style-name="gr28" draw:text-style-name="P5" draw:layer="layout" svg:x1="16.6cm" svg:y1="12.6cm" svg:x2="16.6cm" svg:y2="11.9cm">
          <text:p/>
        </draw:line>
        <draw:custom-shape draw:style-name="gr30" draw:text-style-name="P14" draw:layer="layout" svg:width="1.2cm" svg:height="1.2cm" svg:x="17.4cm" svg:y="5cm">
          <text:p text:style-name="P2"><text:span text:style-name="T4">UAR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.206cm" svg:height="4.304cm" draw:transform="rotate (1.57620684747608) translate (11.107cm 15.8cm)">
          <text:p text:style-name="P2"><text:span text:style-name="T1">M1A</text:span></text:p>
          <text:p text:style-name="P2"><text:span text:style-name="T1">M1B</text:span></text:p>
          <text:p text:style-name="P2"><text:span text:style-name="T1">M2A</text:span></text:p>
          <text:p text:style-name="P2"><text:span text:style-name="T1">M2B</text:span></text:p>
          <text:p text:style-name="P2"><text:span text:style-name="T1"/></text:p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2cm" svg:height="1.2cm" svg:x="18.8cm" svg:y="5cm">
          <text:p text:style-name="P2"><text:span text:style-name="T4">IRQ [0..2]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2cm" svg:height="1.2cm" svg:x="21.3cm" svg:y="5cm">
          <text:p text:style-name="P2"><text:span text:style-name="T4">IO [0..5]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3cm" svg:height="1.2cm" svg:x="23.8cm" svg:y="5cm">
          <text:p text:style-name="P2"><text:span text:style-name="T4">SERVO [1..6]</text:span></text:p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2.4cm" svg:y1="6.2cm" svg:x2="22.4cm" svg:y2="6.9cm">
          <text:p/>
        </draw:line>
        <draw:line draw:style-name="gr28" draw:text-style-name="P5" draw:layer="layout" svg:x1="20.6cm" svg:y1="6.9cm" svg:x2="22.4cm" svg:y2="6.9cm">
          <text:p/>
        </draw:line>
        <draw:line draw:style-name="gr28" draw:text-style-name="P5" draw:layer="layout" svg:x1="21.4cm" svg:y1="9.4cm" svg:x2="25.2cm" svg:y2="9.4cm">
          <text:p/>
        </draw:line>
        <draw:line draw:style-name="gr28" draw:text-style-name="P5" draw:layer="layout" svg:x1="25.2cm" svg:y1="6.2cm" svg:x2="25.2cm" svg:y2="9.4cm">
          <text:p/>
        </draw:line>
        <draw:line draw:style-name="gr34" draw:text-style-name="P5" draw:layer="layout" svg:x1="7.3cm" svg:y1="11cm" svg:x2="7.3cm" svg:y2="13.8cm">
          <text:p/>
        </draw:line>
        <draw:frame draw:style-name="gr35" draw:text-style-name="P5" draw:layer="layout" svg:width="2.539cm" svg:height="1.692cm" svg:x="21.6cm" svg:y="16cm">
          <draw:image xlink:href="Pictures/100000000000012C000000C84036120A520E731C.jpg" xlink:type="simple" xlink:show="embed" xlink:actuate="onLoad">
            <text:p/>
          </draw:image>
        </draw:frame>
        <draw:frame draw:style-name="gr35" draw:text-style-name="P5" draw:layer="layout" svg:width="1.201cm" svg:height="1.201cm" svg:x="15.999cm" svg:y="3.8cm">
          <draw:image xlink:href="Pictures/1000000000000057000000574BCC455B893CACB7.jpg" xlink:type="simple" xlink:show="embed" xlink:actuate="onLoad">
            <text:p/>
          </draw:image>
        </draw:frame>
        <draw:frame draw:style-name="gr35" draw:text-style-name="P5" draw:layer="layout" svg:width="1.201cm" svg:height="1.201cm" svg:x="17.4cm" svg:y="3.801cm">
          <draw:image xlink:href="Pictures/1000000000000057000000574BCC455B893CACB7.jpg" xlink:type="simple" xlink:show="embed" xlink:actuate="onLoad">
            <text:p/>
          </draw:image>
        </draw:frame>
        <draw:frame draw:style-name="gr35" draw:text-style-name="P5" draw:layer="layout" svg:width="1.201cm" svg:height="1.201cm" svg:x="19.3cm" svg:y="3.801cm">
          <draw:image xlink:href="Pictures/1000000000000057000000574BCC455B893CACB7.jpg" xlink:type="simple" xlink:show="embed" xlink:actuate="onLoad">
            <text:p/>
          </draw:image>
        </draw:frame>
        <draw:frame draw:style-name="gr35" draw:text-style-name="P5" draw:layer="layout" svg:width="1.201cm" svg:height="1.201cm" svg:x="21.8cm" svg:y="3.801cm">
          <draw:image xlink:href="Pictures/1000000000000057000000574BCC455B893CACB7.jpg" xlink:type="simple" xlink:show="embed" xlink:actuate="onLoad">
            <text:p/>
          </draw:image>
        </draw:frame>
        <draw:frame draw:style-name="gr35" draw:text-style-name="P5" draw:layer="layout" svg:width="1.201cm" svg:height="1.201cm" svg:x="24.5cm" svg:y="3.801cm">
          <draw:image xlink:href="Pictures/1000000000000057000000574BCC455B893CACB7.jpg" xlink:type="simple" xlink:show="embed" xlink:actuate="onLoad">
            <text:p/>
          </draw:image>
        </draw:frame>
        <draw:frame draw:style-name="gr35" draw:text-style-name="P5" draw:layer="layout" svg:width="1.201cm" svg:height="1.201cm" svg:x="27.9cm" svg:y="8.599cm">
          <draw:image xlink:href="Pictures/1000000000000057000000574BCC455B893CACB7.jpg" xlink:type="simple" xlink:show="embed" xlink:actuate="onLoad">
            <text:p/>
          </draw:image>
        </draw:frame>
        <draw:frame draw:style-name="gr36" draw:text-style-name="P16" draw:layer="layout" svg:width="7.9cm" svg:height="1.673cm" svg:x="4.2cm" svg:y="1.9cm">
          <draw:text-box>
            <text:p text:style-name="P2"><text:s/>ELECTRONICAL POWER_BOARD V2.30</text:p>
          </draw:text-box>
        </draw:frame>
        <draw:frame draw:style-name="gr35" draw:text-style-name="P5" draw:layer="layout" svg:width="1.962cm" svg:height="1.962cm" svg:x="13.4cm" svg:y="16cm">
          <draw:image xlink:href="Pictures/10000000000000500000005057C69FCCCFE0BE7E.jpg" xlink:type="simple" xlink:show="embed" xlink:actuate="onLoad">
            <text:p/>
          </draw:image>
        </draw:frame>
        <draw:line draw:style-name="gr37" draw:text-style-name="P5" draw:layer="layout" svg:x1="7.6cm" svg:y1="15.2cm" svg:x2="11cm" svg:y2="15.2cm">
          <text:p/>
        </draw:line>
        <draw:custom-shape draw:style-name="gr38" draw:text-style-name="P17" draw:layer="layout" svg:width="16.4cm" svg:height="1.8cm" svg:x="11.1cm" svg:y="18cm">
          <text:p text:style-name="P2">Mechanical_Power_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5" draw:layer="layout" svg:x1="13.2cm" svg:y1="15.8cm" svg:x2="13.2cm" svg:y2="18cm">
          <text:p/>
        </draw:line>
        <draw:line draw:style-name="gr40" draw:text-style-name="P5" draw:layer="layout" svg:x1="21.1cm" svg:y1="15.8cm" svg:x2="21.1cm" svg:y2="18cm">
          <text:p/>
        </draw:line>
        <draw:line draw:style-name="gr28" draw:text-style-name="P5" draw:layer="layout" svg:x1="16.6cm" svg:y1="14.6cm" svg:x2="16.6cm" svg:y2="13.5cm">
          <text:p/>
        </draw:line>
        <draw:line draw:style-name="gr18" draw:text-style-name="P5" draw:layer="layout" svg:x1="11.6cm" svg:y1="13.4cm" svg:x2="12.8cm" svg:y2="14.588cm">
          <text:p/>
        </draw:line>
        <draw:custom-shape draw:style-name="gr11" draw:text-style-name="P8" draw:layer="layout" svg:width="1.4cm" svg:height="2.5cm" svg:x="10.2cm" svg:y="11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1.3cm" svg:height="1.3cm" svg:x="5.7cm" svg:y="3.5cm">
          <draw:image xlink:href="Pictures/10000000000000500000005046AD6EE525C1509D.jpg" xlink:type="simple" xlink:show="embed" xlink:actuate="onLoad">
            <text:p/>
          </draw:image>
        </draw:frame>
        <draw:line draw:style-name="gr41" draw:text-style-name="P5" draw:layer="layout" svg:x1="4.5cm" svg:y1="5.5cm" svg:x2="5.1cm" svg:y2="5.5cm">
          <text:p/>
        </draw:line>
        <draw:custom-shape draw:style-name="gr4" draw:text-style-name="P4" draw:layer="layout" svg:width="1.9cm" svg:height="1.3cm" svg:x="2.9cm" svg:y="8.2cm">
          <text:p text:style-name="P2"><text:span text:style-name="T1">Régulation </text:span></text:p>
          <text:p text:style-name="P2"><text:span text:style-name="T1">+5VD/4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1cm" svg:x="1.3cm" svg:y="8.4cm">
          <text:p text:style-name="P2"><text:span text:style-name="T1">Led</text:span></text:p>
          <text:p text:style-name="P2"><text:span text:style-name="T1">+5VD</text:span></text:p>
          <draw:enhanced-geometry svg:viewBox="0 0 21600 21600" draw:type="rectangle" draw:enhanced-path="M 0 0 L 21600 0 21600 21600 0 21600 0 0 Z N"/>
        </draw:custom-shape>
        <draw:line draw:style-name="gr42" draw:text-style-name="P5" draw:layer="layout" svg:x1="2.5cm" svg:y1="9cm" svg:x2="2.9cm" svg:y2="9cm">
          <text:p/>
        </draw:line>
        <draw:line draw:style-name="gr43" draw:text-style-name="P7" draw:layer="layout" svg:x1="6.8cm" svg:y1="10.6cm" svg:x2="10.2cm" svg:y2="10.6cm">
          <text:p text:style-name="P2"><text:span text:style-name="T2"><text:s text:c="24"/></text:span><text:span text:style-name="T3">+12VA</text:span></text:p>
          <text:p text:style-name="P2"><text:span text:style-name="T2"><text:s text:c="3"/></text:span></text:p>
        </draw:line>
        <draw:line draw:style-name="gr44" draw:text-style-name="P5" draw:layer="layout" svg:x1="6.8cm" svg:y1="10.6cm" svg:x2="6.8cm" svg:y2="12.3cm">
          <text:p/>
        </draw:line>
        <draw:line draw:style-name="gr44" draw:text-style-name="P5" draw:layer="layout" svg:x1="4.8cm" svg:y1="12.3cm" svg:x2="6.8cm" svg:y2="12.3cm">
          <text:p/>
        </draw:line>
        <draw:frame draw:style-name="gr45" draw:text-style-name="P5" draw:layer="layout" svg:width="1.3cm" svg:height="1.3cm" svg:x="8.024cm" svg:y="3.6cm">
          <draw:image xlink:href="Pictures/10000000000003E8000003E8A60F10BD56E79639.png" xlink:type="simple" xlink:show="embed" xlink:actuate="onLoad">
            <text:p/>
          </draw:image>
        </draw:frame>
        <draw:line draw:style-name="gr41" draw:text-style-name="P5" draw:layer="layout" svg:x1="7.4cm" svg:y1="5.5cm" svg:x2="7.9cm" svg:y2="5.5cm">
          <text:p/>
        </draw:line>
        <draw:custom-shape draw:style-name="gr4" draw:text-style-name="P4" draw:layer="layout" svg:width="1.9cm" svg:height="1.3cm" svg:x="2.9cm" svg:y="10.4cm">
          <text:p text:style-name="P2"><text:span text:style-name="T1">Régulation </text:span></text:p>
          <text:p text:style-name="P2"><text:span text:style-name="T1">+5VA/4A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825cm" svg:y1="11cm" svg:x2="7.325cm" svg:y2="11cm">
          <text:p/>
        </draw:line>
        <draw:line draw:style-name="gr46" draw:text-style-name="P5" draw:layer="layout" svg:x1="4.7cm" svg:y1="9.1cm" svg:x2="5.2cm" svg:y2="9.1cm">
          <text:p/>
        </draw:line>
        <draw:line draw:style-name="gr46" draw:text-style-name="P5" draw:layer="layout" svg:x1="5.2cm" svg:y1="9.1cm" svg:x2="5.2cm" svg:y2="9.5cm">
          <text:p/>
        </draw:line>
        <draw:line draw:style-name="gr47" draw:text-style-name="P7" draw:layer="layout" svg:x1="5.7cm" svg:y1="10cm" svg:x2="10.2cm" svg:y2="10cm">
          <text:p text:style-name="P2"><text:span text:style-name="T2"><text:s text:c="38"/></text:span><text:span text:style-name="T3">+5VA</text:span></text:p>
          <text:p text:style-name="P2"><text:span text:style-name="T2"/></text:p>
        </draw:line>
        <draw:line draw:style-name="gr48" draw:text-style-name="P5" draw:layer="layout" svg:x1="4.8cm" svg:y1="11.4cm" svg:x2="5.7cm" svg:y2="11.4cm">
          <text:p/>
        </draw:line>
        <draw:line draw:style-name="gr48" draw:text-style-name="P5" draw:layer="layout" svg:x1="5.7cm" svg:y1="10cm" svg:x2="5.7cm" svg:y2="11.4cm">
          <text:p/>
        </draw:line>
        <draw:line draw:style-name="gr9" draw:text-style-name="P5" draw:layer="layout" svg:x1="4.825cm" svg:y1="8.7cm" svg:x2="8.7cm" svg:y2="8.7cm">
          <text:p/>
        </draw:line>
        <draw:line draw:style-name="gr9" draw:text-style-name="P5" draw:layer="layout" svg:x1="4.825cm" svg:y1="7.2cm" svg:x2="8.7cm" svg:y2="7.2cm">
          <text:p/>
        </draw:line>
        <draw:frame draw:style-name="gr35" draw:text-style-name="P5" draw:layer="layout" svg:width="1.962cm" svg:height="1.962cm" svg:x="5.3cm" svg:y="16cm">
          <draw:image xlink:href="Pictures/10000000000000500000005057C69FCCCFE0BE7E.jpg" xlink:type="simple" xlink:show="embed" xlink:actuate="onLoad">
            <text:p/>
          </draw:image>
        </draw:frame>
        <draw:frame draw:style-name="gr49" draw:text-style-name="P16" draw:layer="layout" svg:width="7.9cm" svg:height="2.384cm" svg:x="17.5cm" svg:y="1.901cm">
          <draw:text-box>
            <text:p text:style-name="P2"><text:s/>ELECTRONICAL CONNECTORS_BOARD V2.30</text:p>
          </draw:text-box>
        </draw:frame>
        <draw:custom-shape draw:style-name="gr50" draw:text-style-name="P18" draw:layer="layout" svg:width="2.3cm" svg:height="1.4cm" draw:transform="rotate (1.5709708597201) translate (15cm 14.3cm)">
          <text:p text:style-name="P2"><text:span text:style-name="T5">HE1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.4cm" svg:height="2.5cm" svg:x="13.9cm" svg:y="5.8cm">
          <text:p text:style-name="P2"><text:span text:style-name="T1">GND</text:span></text:p>
          <text:p text:style-name="P2"><text:span text:style-name="T1">+3.3VD</text:span></text:p>
          <text:p text:style-name="P2"><text:span text:style-name="T1">+5VD</text:span></text:p>
          <text:p text:style-name="P2"><text:span text:style-name="T1">+5VA.</text:span></text:p>
          <text:p text:style-name="P2"><text:span text:style-name="T1">+12VA</text:span></text:p>
          <text:p text:style-name="P2"><text:span text:style-name="T1">+BATT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3.475cm" svg:y1="7cm" svg:x2="13.975cm" svg:y2="7cm">
          <text:p/>
        </draw:line>
        <draw:custom-shape draw:style-name="gr51" draw:text-style-name="P11" draw:layer="layout" svg:width="1.3cm" svg:height="1.2cm" draw:transform="rotate (1.5707963267949) translate (2.8cm 16cm)">
          <text:p text:style-name="P2"><text:span text:style-name="T1">M1A</text:span></text:p>
          <text:p text:style-name="P2"><text:span text:style-name="T1">M1B</text:span></text:p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4.025cm" svg:y1="15.2cm" svg:x2="4.9cm" svg:y2="15.2cm">
          <text:p/>
        </draw:line>
        <draw:frame draw:style-name="gr35" draw:text-style-name="P5" draw:layer="layout" svg:width="1.962cm" svg:height="1.962cm" svg:x="2.4cm" svg:y="16cm">
          <draw:image xlink:href="Pictures/10000000000000500000005057C69FCCCFE0BE7E.jpg" xlink:type="simple" xlink:show="embed" xlink:actuate="onLoad">
            <text:p/>
          </draw:image>
        </draw:frame>
        <draw:line draw:style-name="gr17" draw:text-style-name="P5" draw:layer="layout" svg:x1="13.45cm" svg:y1="10.2cm" svg:x2="13.95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22:15:50.247226064</meta:creation-date>
    <dc:date>2018-02-26T23:51:47.009000000</dc:date>
    <meta:editing-duration>PT3H46M49S</meta:editing-duration>
    <meta:editing-cycles>26</meta:editing-cycles>
    <meta:generator>LibreOffice/5.4.5.1$Windows_X86_64 LibreOffice_project/79c9829dd5d8054ec39a82dc51cd9eff340dbee8</meta:generator>
    <meta:print-date>2016-07-19T23:28:15.114000000</meta:print-date>
    <meta:document-statistic meta:object-count="110"/>
  </office:meta>
</office:document-meta>
</file>